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81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4563in"/>
    </style:style>
    <style:style style:name="co7" style:family="table-column">
      <style:table-column-properties fo:break-before="auto" style:column-width="0.1654in"/>
    </style:style>
    <style:style style:name="co8" style:family="table-column">
      <style:table-column-properties fo:break-before="auto" style:column-width="0.4091in"/>
    </style:style>
    <style:style style:name="co9" style:family="table-column">
      <style:table-column-properties fo:break-before="auto" style:column-width="0.6492in"/>
    </style:style>
    <style:style style:name="co10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4764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6917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5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0f0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138in solid #000000" fo:padding-bottom="0.0138in" fo:padding-left="0.0417in" fo:padding-right="0.0138in" fo:padding-top="0.0138in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0138in solid #000000" style:text-align-source="fix" style:repeat-content="false" fo:border-left="0.0138in solid #000000" fo:padding-bottom="0.0138in" fo:padding-left="0.0417in" fo:padding-right="0.0138in" fo:padding-top="0.0138in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 style:data-style-name="N144">
      <style:table-cell-properties fo:border-bottom="none" style:text-align-source="fix" style:repeat-content="false" fo:border-left="0.0138in solid #000000" fo:padding-bottom="0.0138in" fo:padding-left="0.0417in" fo:padding-right="0.0138in" fo:padding-top="0.0138in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padding-bottom="0.0138in" fo:padding-left="0.0417in" fo:padding-right="0.0138in" fo:padding-top="0.0138in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138in solid #000000" style:text-align-source="fix" style:repeat-content="false" fo:border-left="none" fo:padding-bottom="0.0138in" fo:padding-left="0.0417in" fo:padding-right="0.0138in" fo:padding-top="0.0138in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Pitch_2c__20_mm_2c__20_2_20_places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 style:data-style-name="N143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 style:data-style-name="N14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Pitch_2c__20_mm_2c__20_3_20_places">
      <style:table-cell-properties fo:background-color="transparent"/>
    </style:style>
    <style:style style:name="ce20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100">
      <style:text-properties style:font-name="Arial" fo:font-size="10pt" style:font-size-asian="10pt" style:font-size-complex="10pt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ole-draw-aspect="1" style:protect="size"/>
    </style:style>
    <style:style style:name="gr2" style:family="graphic">
      <style:graphic-properties draw:stroke="none" svg:stroke-color="#000000" draw:fill="solid" draw:fill-color="#ffffff" fo:min-height="0.2457i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bold" style:font-name-complex="Arial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6pt" style:language-asian="zxx" style:country-asian="none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9" table:visibility="collapse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45" table:default-cell-style-name="ce5"/>
        <table:table-column table:style-name="co15" table:number-columns-repeated="766" table:default-cell-style-name="ce5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Pitch</text:p>
          </table:table-cell>
          <table:covered-table-cell table:style-name="ce12"/>
          <table:table-cell table:style-name="ce15" office:value-type="string">
            <text:p>Vee</text:p>
          </table:table-cell>
          <table:table-cell table:style-name="ce15" office:value-type="string">
            <text:p>UN</text:p>
          </table:table-cell>
          <table:table-cell/>
          <table:table-cell table:style-name="ce1" table:number-columns-repeated="2"/>
          <table:table-cell table:style-name="ce9" office:value-type="string" table:number-columns-spanned="2" table:number-rows-spanned="1">
            <text:p>Pitch</text:p>
          </table:table-cell>
          <table:covered-table-cell table:style-name="ce12"/>
          <table:table-cell table:style-name="ce15" office:value-type="string">
            <text:p>Vee</text:p>
          </table:table-cell>
          <table:table-cell table:style-name="ce15" office:value-type="string">
            <text:p>UN</text:p>
          </table:table-cell>
          <table:table-cell table:style-name="ce20"/>
          <table:table-cell table:style-name="ce23" table:number-columns-repeated="244"/>
          <table:table-cell table:number-columns-repeated="766"/>
        </table:table-row>
        <table:table-row table:style-name="ro1">
          <table:table-cell table:style-name="ce2" office:value-type="string">
            <text:p>Size</text:p>
          </table:table-cell>
          <table:table-cell table:style-name="ce6"/>
          <table:table-cell table:style-name="ce10" office:value-type="string">
            <text:p>in</text:p>
          </table:table-cell>
          <table:table-cell table:style-name="ce13" office:value-type="string">
            <text:p>mm</text:p>
          </table:table-cell>
          <table:table-cell table:style-name="ce16" office:value-type="string">
            <text:p>DD</text:p>
          </table:table-cell>
          <table:table-cell table:style-name="ce16" office:value-type="string">
            <text:p>DD</text:p>
          </table:table-cell>
          <table:table-cell/>
          <table:table-cell table:style-name="ce2" office:value-type="string">
            <text:p>Size</text:p>
          </table:table-cell>
          <table:table-cell table:style-name="ce6"/>
          <table:table-cell table:style-name="ce10" office:value-type="string">
            <text:p>in</text:p>
          </table:table-cell>
          <table:table-cell table:style-name="ce13" office:value-type="string">
            <text:p>mm</text:p>
          </table:table-cell>
          <table:table-cell table:style-name="ce16" office:value-type="string">
            <text:p>DD</text:p>
          </table:table-cell>
          <table:table-cell table:style-name="ce16" office:value-type="string">
            <text:p>DD</text:p>
          </table:table-cell>
          <table:table-cell table:style-name="ce20"/>
          <table:table-cell table:style-name="ce23" table:number-columns-repeated="244"/>
          <table:table-cell table:number-columns-repeated="766"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1" table:formula="of:=1/[.B3]" office:value-type="float" office:value="0.25">
            <text:p>0.2500</text:p>
          </table:table-cell>
          <table:table-cell table:style-name="Pitch_2c__20_mm_2c__20_2_20_places" table:formula="of:=[.C3]*25.4" office:value-type="float" office:value="6.35">
            <text:p>6.35</text:p>
          </table:table-cell>
          <table:table-cell table:style-name="ce17" table:formula="of:=SQRT(3)/[.B3]" office:value-type="float" office:value="0.433012701892219">
            <text:p>0.433</text:p>
          </table:table-cell>
          <table:table-cell table:style-name="ce17" table:formula="of:=1.3/[.B3]" office:value-type="float" office:value="0.325">
            <text:p>0.325</text:p>
          </table:table-cell>
          <table:table-cell table:style-name="ce18"/>
          <table:table-cell table:style-name="ce4" office:value-type="float" office:value="24">
            <text:p>24</text:p>
          </table:table-cell>
          <table:table-cell table:style-name="ce8" office:value-type="float" office:value="24">
            <text:p>24</text:p>
          </table:table-cell>
          <table:table-cell table:style-name="ce11" table:formula="of:=1/[.I3]" office:value-type="float" office:value="0.0416666666666667">
            <text:p>0.0417</text:p>
          </table:table-cell>
          <table:table-cell table:style-name="Pitch_2c__20_mm_2c__20_2_20_places" table:formula="of:=[.J3]*25.4" office:value-type="float" office:value="1.05833333333333">
            <text:p>1.06</text:p>
          </table:table-cell>
          <table:table-cell table:style-name="ce17" table:formula="of:=SQRT(3)/[.I3]" office:value-type="float" office:value="0.0721687836487032">
            <text:p>0.072</text:p>
          </table:table-cell>
          <table:table-cell table:style-name="ce17" table:formula="of:=1.3/[.I3]" office:value-type="float" office:value="0.0541666666666667">
            <text:p>0.054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1" table:formula="of:=1/[.B4]" office:value-type="float" office:value="0.2">
            <text:p>0.2000</text:p>
          </table:table-cell>
          <table:table-cell table:style-name="Pitch_2c__20_mm_2c__20_2_20_places" table:formula="of:=[.C4]*25.4" office:value-type="float" office:value="5.08">
            <text:p>5.08</text:p>
          </table:table-cell>
          <table:table-cell table:style-name="ce17" table:formula="of:=SQRT(3)/[.B4]" office:value-type="float" office:value="0.346410161513775">
            <text:p>0.346</text:p>
          </table:table-cell>
          <table:table-cell table:style-name="ce17" table:formula="of:=1.3/[.B4]" office:value-type="float" office:value="0.26">
            <text:p>0.260</text:p>
          </table:table-cell>
          <table:table-cell table:style-name="ce18"/>
          <table:table-cell table:style-name="Size_2c__20_mm" office:value-type="string">
            <text:p>1 </text:p>
          </table:table-cell>
          <table:table-cell table:style-name="ce7" table:formula="of:=1/(1/25.4)" office:value-type="float" office:value="25.4">
            <text:p>25.4</text:p>
          </table:table-cell>
          <table:table-cell table:style-name="ce11" table:formula="of:=1/[.I4]" office:value-type="float" office:value="0.0393700787401575">
            <text:p>0.0394</text:p>
          </table:table-cell>
          <table:table-cell table:style-name="ce14" office:value-type="float" office:value="1">
            <text:p>1.00</text:p>
          </table:table-cell>
          <table:table-cell table:style-name="ce17" table:formula="of:=SQRT(3)*[.J4]" office:value-type="float" office:value="0.06819097667594">
            <text:p>0.068</text:p>
          </table:table-cell>
          <table:table-cell table:style-name="ce17" table:formula="of:=1.3/[.I4]" office:value-type="float" office:value="0.0511811023622047">
            <text:p>0.051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1" table:formula="of:=1/[.B5]" office:value-type="float" office:value="0.166666666666667">
            <text:p>0.1667</text:p>
          </table:table-cell>
          <table:table-cell table:style-name="Pitch_2c__20_mm_2c__20_2_20_places" table:formula="of:=[.C5]*25.4" office:value-type="float" office:value="4.23333333333333">
            <text:p>4.23</text:p>
          </table:table-cell>
          <table:table-cell table:style-name="ce17" table:formula="of:=SQRT(3)/[.B5]" office:value-type="float" office:value="0.288675134594813">
            <text:p>0.289</text:p>
          </table:table-cell>
          <table:table-cell table:style-name="ce17" table:formula="of:=1.3/[.B5]" office:value-type="float" office:value="0.216666666666667">
            <text:p>0.217</text:p>
          </table:table-cell>
          <table:table-cell table:style-name="ce18"/>
          <table:table-cell table:style-name="ce4" office:value-type="float" office:value="26">
            <text:p>26</text:p>
          </table:table-cell>
          <table:table-cell table:style-name="ce8" office:value-type="float" office:value="26">
            <text:p>26</text:p>
          </table:table-cell>
          <table:table-cell table:style-name="ce11" table:formula="of:=1/[.I5]" office:value-type="float" office:value="0.0384615384615385">
            <text:p>0.0385</text:p>
          </table:table-cell>
          <table:table-cell table:style-name="Pitch_2c__20_mm_2c__20_3_20_places" table:formula="of:=[.J5]*25.4" office:value-type="float" office:value="0.976923076923077">
            <text:p>0.977</text:p>
          </table:table-cell>
          <table:table-cell table:style-name="ce17" table:formula="of:=SQRT(3)/[.I5]" office:value-type="float" office:value="0.0666173387526491">
            <text:p>0.067</text:p>
          </table:table-cell>
          <table:table-cell table:style-name="ce17" table:formula="of:=1.3/[.I5]" office:value-type="float" office:value="0.05">
            <text:p>0.050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Size_2c__20_mm" office:value-type="string">
            <text:p>4 </text:p>
          </table:table-cell>
          <table:table-cell table:style-name="ce7" table:formula="of:=1/(4/25.4)" office:value-type="float" office:value="6.35">
            <text:p>6.35</text:p>
          </table:table-cell>
          <table:table-cell table:style-name="ce11" table:formula="of:=1/[.B6]" office:value-type="float" office:value="0.15748031496063">
            <text:p>0.1575</text:p>
          </table:table-cell>
          <table:table-cell table:style-name="ce14" office:value-type="float" office:value="4">
            <text:p>4.00</text:p>
          </table:table-cell>
          <table:table-cell table:style-name="ce17" table:formula="of:=SQRT(3)*[.C6]" office:value-type="float" office:value="0.27276390670376">
            <text:p>0.273</text:p>
          </table:table-cell>
          <table:table-cell table:style-name="ce17" table:formula="of:=1.3/[.B6]" office:value-type="float" office:value="0.204724409448819">
            <text:p>0.205</text:p>
          </table:table-cell>
          <table:table-cell table:style-name="ce18"/>
          <table:table-cell table:style-name="ce4" office:value-type="float" office:value="27">
            <text:p>27</text:p>
          </table:table-cell>
          <table:table-cell table:style-name="ce8" office:value-type="float" office:value="27">
            <text:p>27</text:p>
          </table:table-cell>
          <table:table-cell table:style-name="ce11" table:formula="of:=1/[.I6]" office:value-type="float" office:value="0.037037037037037">
            <text:p>0.0370</text:p>
          </table:table-cell>
          <table:table-cell table:style-name="Pitch_2c__20_mm_2c__20_3_20_places" table:formula="of:=[.J6]*25.4" office:value-type="float" office:value="0.940740740740741">
            <text:p>0.941</text:p>
          </table:table-cell>
          <table:table-cell table:style-name="ce17" table:formula="of:=SQRT(3)/[.I6]" office:value-type="float" office:value="0.0641500299099584">
            <text:p>0.064</text:p>
          </table:table-cell>
          <table:table-cell table:style-name="ce17" table:formula="of:=1.3/[.I6]" office:value-type="float" office:value="0.0481481481481482">
            <text:p>0.048</text:p>
          </table:table-cell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1" table:formula="of:=1/[.B7]" office:value-type="float" office:value="0.142857142857143">
            <text:p>0.1429</text:p>
          </table:table-cell>
          <table:table-cell table:style-name="Pitch_2c__20_mm_2c__20_2_20_places" table:formula="of:=[.C7]*25.4" office:value-type="float" office:value="3.62857142857143">
            <text:p>3.63</text:p>
          </table:table-cell>
          <table:table-cell table:style-name="ce17" table:formula="of:=SQRT(3)/[.B7]" office:value-type="float" office:value="0.247435829652697">
            <text:p>0.247</text:p>
          </table:table-cell>
          <table:table-cell table:style-name="ce17" table:formula="of:=1.3/[.B7]" office:value-type="float" office:value="0.185714285714286">
            <text:p>0.186</text:p>
          </table:table-cell>
          <table:table-cell table:style-name="ce18"/>
          <table:table-cell table:style-name="ce4" office:value-type="float" office:value="28">
            <text:p>28</text:p>
          </table:table-cell>
          <table:table-cell table:style-name="ce8" office:value-type="float" office:value="28">
            <text:p>28</text:p>
          </table:table-cell>
          <table:table-cell table:style-name="ce11" table:formula="of:=1/[.I7]" office:value-type="float" office:value="0.0357142857142857">
            <text:p>0.0357</text:p>
          </table:table-cell>
          <table:table-cell table:style-name="Pitch_2c__20_mm_2c__20_3_20_places" table:formula="of:=[.J7]*25.4" office:value-type="float" office:value="0.907142857142857">
            <text:p>0.907</text:p>
          </table:table-cell>
          <table:table-cell table:style-name="ce17" table:formula="of:=SQRT(3)/[.I7]" office:value-type="float" office:value="0.0618589574131742">
            <text:p>0.062</text:p>
          </table:table-cell>
          <table:table-cell table:style-name="ce17" table:formula="of:=1.3/[.I7]" office:value-type="float" office:value="0.0464285714285714">
            <text:p>0.046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11" table:formula="of:=1/[.B8]" office:value-type="float" office:value="0.125">
            <text:p>0.1250</text:p>
          </table:table-cell>
          <table:table-cell table:style-name="Pitch_2c__20_mm_2c__20_2_20_places" table:formula="of:=[.C8]*25.4" office:value-type="float" office:value="3.175">
            <text:p>3.18</text:p>
          </table:table-cell>
          <table:table-cell table:style-name="ce17" table:formula="of:=SQRT(3)/[.B8]" office:value-type="float" office:value="0.21650635094611">
            <text:p>0.217</text:p>
          </table:table-cell>
          <table:table-cell table:style-name="ce17" table:formula="of:=1.3/[.B8]" office:value-type="float" office:value="0.1625">
            <text:p>0.163</text:p>
          </table:table-cell>
          <table:table-cell table:style-name="ce18"/>
          <table:table-cell table:style-name="Size_2c__20_mm" office:value-type="string">
            <text:p>0.8 </text:p>
          </table:table-cell>
          <table:table-cell table:style-name="ce7" table:formula="of:=1/(0.8/25.4)" office:value-type="float" office:value="31.75">
            <text:p>31.75</text:p>
          </table:table-cell>
          <table:table-cell table:style-name="ce11" table:formula="of:=1/[.I8]" office:value-type="float" office:value="0.031496062992126">
            <text:p>0.0315</text:p>
          </table:table-cell>
          <table:table-cell table:style-name="ce19" office:value-type="float" office:value="0.8">
            <text:p>0.800</text:p>
          </table:table-cell>
          <table:table-cell table:style-name="ce17" table:formula="of:=SQRT(3)*[.J8]" office:value-type="float" office:value="0.054552781340752">
            <text:p>0.055</text:p>
          </table:table-cell>
          <table:table-cell table:style-name="ce17" table:formula="of:=1.3/[.I8]" office:value-type="float" office:value="0.0409448818897638">
            <text:p>0.041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Size_2c__20_mm" office:value-type="string">
            <text:p>3 </text:p>
          </table:table-cell>
          <table:table-cell table:style-name="ce7" table:formula="of:=1/(3/25.4)" office:value-type="float" office:value="8.46666666666667">
            <text:p>8.47</text:p>
          </table:table-cell>
          <table:table-cell table:style-name="ce11" table:formula="of:=1/[.B9]" office:value-type="float" office:value="0.118110236220472">
            <text:p>0.1181</text:p>
          </table:table-cell>
          <table:table-cell table:style-name="ce14" office:value-type="float" office:value="3">
            <text:p>3.00</text:p>
          </table:table-cell>
          <table:table-cell table:style-name="ce17" table:formula="of:=SQRT(3)*[.C9]" office:value-type="float" office:value="0.20457293002782">
            <text:p>0.205</text:p>
          </table:table-cell>
          <table:table-cell table:style-name="ce17" table:formula="of:=1.3/[.B9]" office:value-type="float" office:value="0.153543307086614">
            <text:p>0.154</text:p>
          </table:table-cell>
          <table:table-cell table:style-name="ce18"/>
          <table:table-cell table:style-name="ce4" office:value-type="float" office:value="32">
            <text:p>32</text:p>
          </table:table-cell>
          <table:table-cell table:style-name="ce8" office:value-type="float" office:value="32">
            <text:p>32</text:p>
          </table:table-cell>
          <table:table-cell table:style-name="ce11" table:formula="of:=1/[.I9]" office:value-type="float" office:value="0.03125">
            <text:p>0.0313</text:p>
          </table:table-cell>
          <table:table-cell table:style-name="Pitch_2c__20_mm_2c__20_3_20_places" table:formula="of:=[.J9]*25.4" office:value-type="float" office:value="0.79375">
            <text:p>0.794</text:p>
          </table:table-cell>
          <table:table-cell table:style-name="ce17" table:formula="of:=SQRT(3)/[.I9]" office:value-type="float" office:value="0.0541265877365274">
            <text:p>0.054</text:p>
          </table:table-cell>
          <table:table-cell table:style-name="ce17" table:formula="of:=1.3/[.I9]" office:value-type="float" office:value="0.040625">
            <text:p>0.041</text:p>
          </table:table-cell>
          <table:table-cell table:number-columns-repeated="1011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8" office:value-type="float" office:value="9">
            <text:p>9</text:p>
          </table:table-cell>
          <table:table-cell table:style-name="ce11" table:formula="of:=1/[.B10]" office:value-type="float" office:value="0.111111111111111">
            <text:p>0.1111</text:p>
          </table:table-cell>
          <table:table-cell table:style-name="Pitch_2c__20_mm_2c__20_2_20_places" table:formula="of:=[.C10]*25.4" office:value-type="float" office:value="2.82222222222222">
            <text:p>2.82</text:p>
          </table:table-cell>
          <table:table-cell table:style-name="ce17" table:formula="of:=SQRT(3)/[.B10]" office:value-type="float" office:value="0.192450089729875">
            <text:p>0.192</text:p>
          </table:table-cell>
          <table:table-cell table:style-name="ce17" table:formula="of:=1.3/[.B10]" office:value-type="float" office:value="0.144444444444444">
            <text:p>0.144</text:p>
          </table:table-cell>
          <table:table-cell table:style-name="ce18"/>
          <table:table-cell table:style-name="ce4" office:value-type="float" office:value="36">
            <text:p>36</text:p>
          </table:table-cell>
          <table:table-cell table:style-name="ce8" office:value-type="float" office:value="36">
            <text:p>36</text:p>
          </table:table-cell>
          <table:table-cell table:style-name="ce11" table:formula="of:=1/[.I10]" office:value-type="float" office:value="0.0277777777777778">
            <text:p>0.0278</text:p>
          </table:table-cell>
          <table:table-cell table:style-name="Pitch_2c__20_mm_2c__20_3_20_places" table:formula="of:=[.J10]*25.4" office:value-type="float" office:value="0.705555555555555">
            <text:p>0.706</text:p>
          </table:table-cell>
          <table:table-cell table:style-name="ce17" table:formula="of:=SQRT(3)/[.I10]" office:value-type="float" office:value="0.0481125224324688">
            <text:p>0.048</text:p>
          </table:table-cell>
          <table:table-cell table:style-name="ce17" table:formula="of:=1.3/[.I10]" office:value-type="float" office:value="0.0361111111111111">
            <text:p>0.036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11" table:formula="of:=1/[.B11]" office:value-type="float" office:value="0.1">
            <text:p>0.1000</text:p>
          </table:table-cell>
          <table:table-cell table:style-name="Pitch_2c__20_mm_2c__20_2_20_places" table:formula="of:=[.C11]*25.4" office:value-type="float" office:value="2.54">
            <text:p>2.54</text:p>
          </table:table-cell>
          <table:table-cell table:style-name="ce17" table:formula="of:=SQRT(3)/[.B11]" office:value-type="float" office:value="0.173205080756888">
            <text:p>0.173</text:p>
          </table:table-cell>
          <table:table-cell table:style-name="ce17" table:formula="of:=1.3/[.B11]" office:value-type="float" office:value="0.13">
            <text:p>0.130</text:p>
          </table:table-cell>
          <table:table-cell table:style-name="ce18"/>
          <table:table-cell table:style-name="Size_2c__20_mm" office:value-type="string">
            <text:p>0.7 </text:p>
          </table:table-cell>
          <table:table-cell table:style-name="ce7" table:formula="of:=1/(0.7/25.4)" office:value-type="float" office:value="36.2857142857143">
            <text:p>36.29</text:p>
          </table:table-cell>
          <table:table-cell table:style-name="ce11" table:formula="of:=1/[.I11]" office:value-type="float" office:value="0.0275590551181102">
            <text:p>0.0276</text:p>
          </table:table-cell>
          <table:table-cell table:style-name="ce19" office:value-type="float" office:value="0.7">
            <text:p>0.700</text:p>
          </table:table-cell>
          <table:table-cell table:style-name="ce17" table:formula="of:=SQRT(3)*[.J11]" office:value-type="float" office:value="0.047733683673158">
            <text:p>0.048</text:p>
          </table:table-cell>
          <table:table-cell table:style-name="ce17" table:formula="of:=1.3/[.I11]" office:value-type="float" office:value="0.0358267716535433">
            <text:p>0.036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Size_2c__20_mm" office:value-type="string">
            <text:p>2.5 </text:p>
          </table:table-cell>
          <table:table-cell table:style-name="ce7" table:formula="of:=1/(2.5/25.4)" office:value-type="float" office:value="10.16">
            <text:p>10.16</text:p>
          </table:table-cell>
          <table:table-cell table:style-name="ce11" table:formula="of:=1/[.B12]" office:value-type="float" office:value="0.0984251968503937">
            <text:p>0.0984</text:p>
          </table:table-cell>
          <table:table-cell table:style-name="ce14" office:value-type="float" office:value="2.5">
            <text:p>2.50</text:p>
          </table:table-cell>
          <table:table-cell table:style-name="ce17" table:formula="of:=SQRT(3)*[.C12]" office:value-type="float" office:value="0.17047744168985">
            <text:p>0.170</text:p>
          </table:table-cell>
          <table:table-cell table:style-name="ce17" table:formula="of:=1.3/[.B12]" office:value-type="float" office:value="0.127952755905512">
            <text:p>0.128</text:p>
          </table:table-cell>
          <table:table-cell table:style-name="ce18"/>
          <table:table-cell table:style-name="ce4" office:value-type="float" office:value="40">
            <text:p>40</text:p>
          </table:table-cell>
          <table:table-cell table:style-name="ce8" office:value-type="float" office:value="40">
            <text:p>40</text:p>
          </table:table-cell>
          <table:table-cell table:style-name="ce11" table:formula="of:=1/[.I12]" office:value-type="float" office:value="0.025">
            <text:p>0.0250</text:p>
          </table:table-cell>
          <table:table-cell table:style-name="Pitch_2c__20_mm_2c__20_3_20_places" table:formula="of:=[.J12]*25.4" office:value-type="float" office:value="0.635">
            <text:p>0.635</text:p>
          </table:table-cell>
          <table:table-cell table:style-name="ce17" table:formula="of:=SQRT(3)/[.I12]" office:value-type="float" office:value="0.0433012701892219">
            <text:p>0.043</text:p>
          </table:table-cell>
          <table:table-cell table:style-name="ce17" table:formula="of:=1.3/[.I12]" office:value-type="float" office:value="0.0325">
            <text:p>0.033</text:p>
          </table:table-cell>
          <table:table-cell table:number-columns-repeated="101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8" office:value-type="float" office:value="11">
            <text:p>11</text:p>
          </table:table-cell>
          <table:table-cell table:style-name="ce11" table:formula="of:=1/[.B13]" office:value-type="float" office:value="0.0909090909090909">
            <text:p>0.0909</text:p>
          </table:table-cell>
          <table:table-cell table:style-name="Pitch_2c__20_mm_2c__20_2_20_places" table:formula="of:=[.C13]*25.4" office:value-type="float" office:value="2.30909090909091">
            <text:p>2.31</text:p>
          </table:table-cell>
          <table:table-cell table:style-name="ce17" table:formula="of:=SQRT(3)/[.B13]" office:value-type="float" office:value="0.157459164324443">
            <text:p>0.157</text:p>
          </table:table-cell>
          <table:table-cell table:style-name="ce17" table:formula="of:=1.3/[.B13]" office:value-type="float" office:value="0.118181818181818">
            <text:p>0.118</text:p>
          </table:table-cell>
          <table:table-cell table:style-name="ce18"/>
          <table:table-cell table:style-name="Size_2c__20_mm" office:value-type="string">
            <text:p>0.6 </text:p>
          </table:table-cell>
          <table:table-cell table:style-name="ce7" table:formula="of:=1/(0.6/25.4)" office:value-type="float" office:value="42.3333333333333">
            <text:p>42.33</text:p>
          </table:table-cell>
          <table:table-cell table:style-name="ce11" table:formula="of:=1/[.I13]" office:value-type="float" office:value="0.0236220472440945">
            <text:p>0.0236</text:p>
          </table:table-cell>
          <table:table-cell table:style-name="ce19" office:value-type="float" office:value="0.6">
            <text:p>0.600</text:p>
          </table:table-cell>
          <table:table-cell table:style-name="ce17" table:formula="of:=SQRT(3)*[.J13]" office:value-type="float" office:value="0.040914586005564">
            <text:p>0.041</text:p>
          </table:table-cell>
          <table:table-cell table:style-name="ce17" table:formula="of:=1.3/[.I13]" office:value-type="float" office:value="0.0307086614173228">
            <text:p>0.031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4" office:value-type="float" office:value="11.5">
            <text:p>11.5</text:p>
          </table:table-cell>
          <table:table-cell table:style-name="ce8" office:value-type="float" office:value="11.5">
            <text:p>11.5</text:p>
          </table:table-cell>
          <table:table-cell table:style-name="ce11" table:formula="of:=1/[.B14]" office:value-type="float" office:value="0.0869565217391304">
            <text:p>0.0870</text:p>
          </table:table-cell>
          <table:table-cell table:style-name="Pitch_2c__20_mm_2c__20_2_20_places" table:formula="of:=[.C14]*25.4" office:value-type="float" office:value="2.20869565217391">
            <text:p>2.21</text:p>
          </table:table-cell>
          <table:table-cell table:style-name="ce17" table:formula="of:=SQRT(3)/[.B14]" office:value-type="float" office:value="0.150613113701641">
            <text:p>0.151</text:p>
          </table:table-cell>
          <table:table-cell table:style-name="ce17" table:formula="of:=1.3/[.B14]" office:value-type="float" office:value="0.11304347826087">
            <text:p>0.113</text:p>
          </table:table-cell>
          <table:table-cell table:style-name="ce18"/>
          <table:table-cell table:style-name="ce4" office:value-type="float" office:value="48">
            <text:p>48</text:p>
          </table:table-cell>
          <table:table-cell table:style-name="ce8" office:value-type="float" office:value="48">
            <text:p>48</text:p>
          </table:table-cell>
          <table:table-cell table:style-name="ce11" table:formula="of:=1/[.I14]" office:value-type="float" office:value="0.0208333333333333">
            <text:p>0.0208</text:p>
          </table:table-cell>
          <table:table-cell table:style-name="Pitch_2c__20_mm_2c__20_3_20_places" table:formula="of:=[.J14]*25.4" office:value-type="float" office:value="0.529166666666667">
            <text:p>0.529</text:p>
          </table:table-cell>
          <table:table-cell table:style-name="ce17" table:formula="of:=SQRT(3)/[.I14]" office:value-type="float" office:value="0.0360843918243516">
            <text:p>0.036</text:p>
          </table:table-cell>
          <table:table-cell table:style-name="ce17" table:formula="of:=1.3/[.I14]" office:value-type="float" office:value="0.0270833333333333">
            <text:p>0.027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11" table:formula="of:=1/[.B15]" office:value-type="float" office:value="0.0833333333333333">
            <text:p>0.0833</text:p>
          </table:table-cell>
          <table:table-cell table:style-name="Pitch_2c__20_mm_2c__20_2_20_places" table:formula="of:=[.C15]*25.4" office:value-type="float" office:value="2.11666666666667">
            <text:p>2.12</text:p>
          </table:table-cell>
          <table:table-cell table:style-name="ce17" table:formula="of:=SQRT(3)/[.B15]" office:value-type="float" office:value="0.144337567297406">
            <text:p>0.144</text:p>
          </table:table-cell>
          <table:table-cell table:style-name="ce17" table:formula="of:=1.3/[.B15]" office:value-type="float" office:value="0.108333333333333">
            <text:p>0.108</text:p>
          </table:table-cell>
          <table:table-cell table:style-name="ce18"/>
          <table:table-cell table:style-name="Size_2c__20_mm" office:value-type="string">
            <text:p>0.5 </text:p>
          </table:table-cell>
          <table:table-cell table:style-name="ce7" table:formula="of:=1/(0.5/25.4)" office:value-type="float" office:value="50.8">
            <text:p>50.8</text:p>
          </table:table-cell>
          <table:table-cell table:style-name="ce11" table:formula="of:=1/[.I15]" office:value-type="float" office:value="0.0196850393700787">
            <text:p>0.0197</text:p>
          </table:table-cell>
          <table:table-cell table:style-name="ce19" office:value-type="float" office:value="0.5">
            <text:p>0.500</text:p>
          </table:table-cell>
          <table:table-cell table:style-name="ce17" table:formula="of:=SQRT(3)*[.J15]" office:value-type="float" office:value="0.03409548833797">
            <text:p>0.034</text:p>
          </table:table-cell>
          <table:table-cell table:style-name="ce17" table:formula="of:=1.3/[.I15]" office:value-type="float" office:value="0.0255905511811024">
            <text:p>0.026</text:p>
          </table:table-cell>
          <table:table-cell table:style-name="ce21"/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Size_2c__20_mm" office:value-type="string">
            <text:p>2 <text:s/></text:p>
          </table:table-cell>
          <table:table-cell table:style-name="ce7" table:formula="of:=1/(2/25.4)" office:value-type="float" office:value="12.7">
            <text:p>12.7</text:p>
          </table:table-cell>
          <table:table-cell table:style-name="ce11" table:formula="of:=1/[.B16]" office:value-type="float" office:value="0.078740157480315">
            <text:p>0.0787</text:p>
          </table:table-cell>
          <table:table-cell table:style-name="ce14" office:value-type="float" office:value="2">
            <text:p>2.00</text:p>
          </table:table-cell>
          <table:table-cell table:style-name="ce17" table:formula="of:=SQRT(3)*[.C16]" office:value-type="float" office:value="0.13638195335188">
            <text:p>0.136</text:p>
          </table:table-cell>
          <table:table-cell table:style-name="ce17" table:formula="of:=1.3/[.B16]" office:value-type="float" office:value="0.102362204724409">
            <text:p>0.102</text:p>
          </table:table-cell>
          <table:table-cell table:style-name="ce18"/>
          <table:table-cell table:style-name="ce4" office:value-type="float" office:value="56">
            <text:p>56</text:p>
          </table:table-cell>
          <table:table-cell table:style-name="ce8" office:value-type="float" office:value="56">
            <text:p>56</text:p>
          </table:table-cell>
          <table:table-cell table:style-name="ce11" table:formula="of:=1/[.I16]" office:value-type="float" office:value="0.0178571428571429">
            <text:p>0.0179</text:p>
          </table:table-cell>
          <table:table-cell table:style-name="Pitch_2c__20_mm_2c__20_3_20_places" table:formula="of:=[.J16]*25.4" office:value-type="float" office:value="0.453571428571429">
            <text:p>0.454</text:p>
          </table:table-cell>
          <table:table-cell table:style-name="ce17" table:formula="of:=SQRT(3)/[.I16]" office:value-type="float" office:value="0.0309294787065871">
            <text:p>0.031</text:p>
          </table:table-cell>
          <table:table-cell table:style-name="ce17" table:formula="of:=1.3/[.I16]" office:value-type="float" office:value="0.0232142857142857">
            <text:p>0.023</text:p>
          </table:table-cell>
          <table:table-cell table:number-columns-repeated="1011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8" office:value-type="float" office:value="13">
            <text:p>13</text:p>
          </table:table-cell>
          <table:table-cell table:style-name="ce11" table:formula="of:=1/[.B17]" office:value-type="float" office:value="0.0769230769230769">
            <text:p>0.0769</text:p>
          </table:table-cell>
          <table:table-cell table:style-name="Pitch_2c__20_mm_2c__20_2_20_places" table:formula="of:=[.C17]*25.4" office:value-type="float" office:value="1.95384615384615">
            <text:p>1.95</text:p>
          </table:table-cell>
          <table:table-cell table:style-name="ce17" table:formula="of:=SQRT(3)/[.B17]" office:value-type="float" office:value="0.133234677505298">
            <text:p>0.133</text:p>
          </table:table-cell>
          <table:table-cell table:style-name="ce17" table:formula="of:=1.3/[.B17]" office:value-type="float" office:value="0.1">
            <text:p>0.100</text:p>
          </table:table-cell>
          <table:table-cell table:style-name="ce18"/>
          <table:table-cell table:style-name="Size_2c__20_mm" office:value-type="string">
            <text:p>0.45 </text:p>
          </table:table-cell>
          <table:table-cell table:style-name="ce7" table:formula="of:=1/(0.45/25.4)" office:value-type="float" office:value="56.4444444444444">
            <text:p>56.44</text:p>
          </table:table-cell>
          <table:table-cell table:style-name="ce11" table:formula="of:=1/[.I17]" office:value-type="float" office:value="0.0177165354330709">
            <text:p>0.0177</text:p>
          </table:table-cell>
          <table:table-cell table:style-name="ce19" office:value-type="float" office:value="0.45">
            <text:p>0.450</text:p>
          </table:table-cell>
          <table:table-cell table:style-name="ce17" table:formula="of:=SQRT(3)*[.J17]" office:value-type="float" office:value="0.030685939504173">
            <text:p>0.031</text:p>
          </table:table-cell>
          <table:table-cell table:style-name="ce17" table:formula="of:=1.3/[.I17]" office:value-type="float" office:value="0.0230314960629921">
            <text:p>0.023</text:p>
            <draw:frame table:end-cell-address="Sheet1.N23" table:end-x="0.6429in" table:end-y="0.126in" draw:z-index="0" draw:style-name="gr1" svg:width="0.7028in" svg:height="0.8799in" svg:x="0.4236in" svg:y="0.1429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1">
            <draw:frame table:end-cell-address="Sheet1.Q19" table:end-x="0.639in" table:end-y="0.0476in" draw:z-index="1" draw:style-name="gr2" draw:text-style-name="P2" svg:width="2.4945in" svg:height="0.2484in" draw:transform="rotate (1.5707963267946) translate (0.211811023622047in 0.0980314960629921in)">
              <draw:text-box>
                <text:p text:style-name="P1"><text:span text:style-name="T1">Thread Double Depths</text:span></text:p>
              </draw:text-box>
            </draw:frame>
          </table:table-cell>
          <table:table-cell table:style-name="ce24" table:number-columns-repeated="244"/>
          <table:table-cell table:number-columns-repeated="766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8" office:value-type="float" office:value="14">
            <text:p>14</text:p>
          </table:table-cell>
          <table:table-cell table:style-name="ce11" table:formula="of:=1/[.B18]" office:value-type="float" office:value="0.0714285714285714">
            <text:p>0.0714</text:p>
          </table:table-cell>
          <table:table-cell table:style-name="Pitch_2c__20_mm_2c__20_2_20_places" table:formula="of:=[.C18]*25.4" office:value-type="float" office:value="1.81428571428571">
            <text:p>1.81</text:p>
          </table:table-cell>
          <table:table-cell table:style-name="ce17" table:formula="of:=SQRT(3)/[.B18]" office:value-type="float" office:value="0.123717914826348">
            <text:p>0.124</text:p>
          </table:table-cell>
          <table:table-cell table:style-name="ce17" table:formula="of:=1.3/[.B18]" office:value-type="float" office:value="0.0928571428571429">
            <text:p>0.093</text:p>
          </table:table-cell>
          <table:table-cell table:style-name="ce18"/>
          <table:table-cell table:style-name="Size_2c__20_mm" office:value-type="string">
            <text:p>0.4 </text:p>
          </table:table-cell>
          <table:table-cell table:style-name="ce7" table:formula="of:=1/(0.4/25.4)" office:value-type="float" office:value="63.5">
            <text:p>63.5</text:p>
          </table:table-cell>
          <table:table-cell table:style-name="ce11" table:formula="of:=1/[.I18]" office:value-type="float" office:value="0.015748031496063">
            <text:p>0.0157</text:p>
          </table:table-cell>
          <table:table-cell table:style-name="ce19" office:value-type="float" office:value="0.4">
            <text:p>0.400</text:p>
          </table:table-cell>
          <table:table-cell table:style-name="ce17" table:formula="of:=SQRT(3)*[.J18]" office:value-type="float" office:value="0.027276390670376">
            <text:p>0.027</text:p>
          </table:table-cell>
          <table:table-cell table:style-name="ce17" table:formula="of:=1.3/[.I18]" office:value-type="float" office:value="0.0204724409448819">
            <text:p>0.020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Size_2c__20_mm" office:value-type="string">
            <text:p>1.75 </text:p>
          </table:table-cell>
          <table:table-cell table:style-name="ce7" table:formula="of:=1/(1.75/25.4)" office:value-type="float" office:value="14.5142857142857">
            <text:p>14.51</text:p>
          </table:table-cell>
          <table:table-cell table:style-name="ce11" table:formula="of:=1/[.B19]" office:value-type="float" office:value="0.0688976377952756">
            <text:p>0.0689</text:p>
          </table:table-cell>
          <table:table-cell table:style-name="ce14" office:value-type="float" office:value="1.75">
            <text:p>1.75</text:p>
          </table:table-cell>
          <table:table-cell table:style-name="ce17" table:formula="of:=SQRT(3)*[.C19]" office:value-type="float" office:value="0.119334209182895">
            <text:p>0.119</text:p>
          </table:table-cell>
          <table:table-cell table:style-name="ce17" table:formula="of:=1.3/[.B19]" office:value-type="float" office:value="0.0895669291338583">
            <text:p>0.090</text:p>
          </table:table-cell>
          <table:table-cell table:style-name="ce18"/>
          <table:table-cell table:style-name="ce4" office:value-type="float" office:value="64">
            <text:p>64</text:p>
          </table:table-cell>
          <table:table-cell table:style-name="ce8" office:value-type="float" office:value="64">
            <text:p>64</text:p>
          </table:table-cell>
          <table:table-cell table:style-name="ce11" table:formula="of:=1/[.I19]" office:value-type="float" office:value="0.015625">
            <text:p>0.0156</text:p>
          </table:table-cell>
          <table:table-cell table:style-name="Pitch_2c__20_mm_2c__20_3_20_places" table:formula="of:=[.J19]*25.4" office:value-type="float" office:value="0.396875">
            <text:p>0.397</text:p>
          </table:table-cell>
          <table:table-cell table:style-name="ce17" table:formula="of:=SQRT(3)/[.I19]" office:value-type="float" office:value="0.0270632938682637">
            <text:p>0.027</text:p>
          </table:table-cell>
          <table:table-cell table:style-name="ce17" table:formula="of:=1.3/[.I19]" office:value-type="float" office:value="0.0203125">
            <text:p>0.020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8" office:value-type="float" office:value="16">
            <text:p>16</text:p>
          </table:table-cell>
          <table:table-cell table:style-name="ce11" table:formula="of:=1/[.B20]" office:value-type="float" office:value="0.0625">
            <text:p>0.0625</text:p>
          </table:table-cell>
          <table:table-cell table:style-name="Pitch_2c__20_mm_2c__20_2_20_places" table:formula="of:=[.C20]*25.4" office:value-type="float" office:value="1.5875">
            <text:p>1.59</text:p>
          </table:table-cell>
          <table:table-cell table:style-name="ce17" table:formula="of:=SQRT(3)/[.B20]" office:value-type="float" office:value="0.108253175473055">
            <text:p>0.108</text:p>
          </table:table-cell>
          <table:table-cell table:style-name="ce17" table:formula="of:=1.3/[.B20]" office:value-type="float" office:value="0.08125">
            <text:p>0.081</text:p>
          </table:table-cell>
          <table:table-cell table:style-name="ce18"/>
          <table:table-cell table:style-name="ce4" office:value-type="float" office:value="72">
            <text:p>72</text:p>
          </table:table-cell>
          <table:table-cell table:style-name="ce8" office:value-type="float" office:value="72">
            <text:p>72</text:p>
          </table:table-cell>
          <table:table-cell table:style-name="ce11" table:formula="of:=1/[.I20]" office:value-type="float" office:value="0.0138888888888889">
            <text:p>0.0139</text:p>
          </table:table-cell>
          <table:table-cell table:style-name="Pitch_2c__20_mm_2c__20_3_20_places" table:formula="of:=[.J20]*25.4" office:value-type="float" office:value="0.352777777777778">
            <text:p>0.353</text:p>
          </table:table-cell>
          <table:table-cell table:style-name="ce17" table:formula="of:=SQRT(3)/[.I20]" office:value-type="float" office:value="0.0240562612162344">
            <text:p>0.024</text:p>
          </table:table-cell>
          <table:table-cell table:style-name="ce17" table:formula="of:=1.3/[.I20]" office:value-type="float" office:value="0.0180555555555556">
            <text:p>0.018</text:p>
          </table:table-cell>
          <table:table-cell table:number-columns-repeated="1011"/>
        </table:table-row>
        <table:table-row table:style-name="ro1">
          <table:table-cell table:style-name="Size_2c__20_mm" office:value-type="string">
            <text:p>1.5 </text:p>
          </table:table-cell>
          <table:table-cell table:style-name="ce7" table:formula="of:=1/(1.5/25.4)" office:value-type="float" office:value="16.9333333333333">
            <text:p>16.93</text:p>
          </table:table-cell>
          <table:table-cell table:style-name="ce11" table:formula="of:=1/[.B21]" office:value-type="float" office:value="0.0590551181102362">
            <text:p>0.0591</text:p>
          </table:table-cell>
          <table:table-cell table:style-name="ce14" office:value-type="float" office:value="1.5">
            <text:p>1.50</text:p>
          </table:table-cell>
          <table:table-cell table:style-name="ce17" table:formula="of:=SQRT(3)*[.C21]" office:value-type="float" office:value="0.10228646501391">
            <text:p>0.102</text:p>
          </table:table-cell>
          <table:table-cell table:style-name="ce17" table:formula="of:=1.3/[.B21]" office:value-type="float" office:value="0.0767716535433071">
            <text:p>0.077</text:p>
          </table:table-cell>
          <table:table-cell table:style-name="ce18"/>
          <table:table-cell table:style-name="Size_2c__20_mm" office:value-type="string">
            <text:p>0.35 </text:p>
          </table:table-cell>
          <table:table-cell table:style-name="ce7" table:formula="of:=1/(0.35/25.4)" office:value-type="float" office:value="72.5714285714286">
            <text:p>72.57</text:p>
          </table:table-cell>
          <table:table-cell table:style-name="ce11" table:formula="of:=1/[.I21]" office:value-type="float" office:value="0.0137795275590551">
            <text:p>0.0138</text:p>
          </table:table-cell>
          <table:table-cell table:style-name="Pitch_2c__20_mm_2c__20_3_20_places" office:value-type="float" office:value="0.35">
            <text:p>0.350</text:p>
          </table:table-cell>
          <table:table-cell table:style-name="ce17" table:formula="of:=SQRT(3)*[.J21]" office:value-type="float" office:value="0.023866841836579">
            <text:p>0.024</text:p>
          </table:table-cell>
          <table:table-cell table:style-name="ce17" table:formula="of:=1.3/[.I21]" office:value-type="float" office:value="0.0179133858267717">
            <text:p>0.018</text:p>
          </table:table-cell>
          <table:table-cell table:number-columns-repeated="1011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8" office:value-type="float" office:value="18">
            <text:p>18</text:p>
          </table:table-cell>
          <table:table-cell table:style-name="ce11" table:formula="of:=1/[.B22]" office:value-type="float" office:value="0.0555555555555556">
            <text:p>0.0556</text:p>
          </table:table-cell>
          <table:table-cell table:style-name="Pitch_2c__20_mm_2c__20_2_20_places" table:formula="of:=[.C22]*25.4" office:value-type="float" office:value="1.41111111111111">
            <text:p>1.41</text:p>
          </table:table-cell>
          <table:table-cell table:style-name="ce17" table:formula="of:=SQRT(3)/[.B22]" office:value-type="float" office:value="0.0962250448649376">
            <text:p>0.096</text:p>
          </table:table-cell>
          <table:table-cell table:style-name="ce17" table:formula="of:=1.3/[.B22]" office:value-type="float" office:value="0.0722222222222222">
            <text:p>0.072</text:p>
          </table:table-cell>
          <table:table-cell table:style-name="ce18"/>
          <table:table-cell table:style-name="ce4" office:value-type="float" office:value="80">
            <text:p>80</text:p>
          </table:table-cell>
          <table:table-cell table:style-name="ce8" office:value-type="float" office:value="80">
            <text:p>80</text:p>
          </table:table-cell>
          <table:table-cell table:style-name="ce11" table:formula="of:=1/[.I22]" office:value-type="float" office:value="0.0125">
            <text:p>0.0125</text:p>
          </table:table-cell>
          <table:table-cell table:style-name="Pitch_2c__20_mm_2c__20_3_20_places" table:formula="of:=[.J22]*25.4" office:value-type="float" office:value="0.3175">
            <text:p>0.318</text:p>
          </table:table-cell>
          <table:table-cell table:style-name="ce17" table:formula="of:=SQRT(3)/[.I22]" office:value-type="float" office:value="0.021650635094611">
            <text:p>0.022</text:p>
          </table:table-cell>
          <table:table-cell table:style-name="ce17" table:formula="of:=1.3/[.I22]" office:value-type="float" office:value="0.01625">
            <text:p>0.016</text:p>
          </table:table-cell>
          <table:table-cell table:number-columns-repeated="1011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11" table:formula="of:=1/[.B23]" office:value-type="float" office:value="0.05">
            <text:p>0.0500</text:p>
          </table:table-cell>
          <table:table-cell table:style-name="Pitch_2c__20_mm_2c__20_2_20_places" table:formula="of:=[.C23]*25.4" office:value-type="float" office:value="1.27">
            <text:p>1.27</text:p>
          </table:table-cell>
          <table:table-cell table:style-name="ce17" table:formula="of:=SQRT(3)/[.B23]" office:value-type="float" office:value="0.0866025403784439">
            <text:p>0.087</text:p>
          </table:table-cell>
          <table:table-cell table:style-name="ce17" table:formula="of:=1.3/[.B23]" office:value-type="float" office:value="0.065">
            <text:p>0.065</text:p>
          </table:table-cell>
          <table:table-cell table:style-name="ce18"/>
          <table:table-cell table:style-name="Size_2c__20_mm" office:value-type="string">
            <text:p>0.3 </text:p>
          </table:table-cell>
          <table:table-cell table:style-name="ce7" table:formula="of:=1/(0.3/25.4)" office:value-type="float" office:value="84.6666666666667">
            <text:p>84.67</text:p>
          </table:table-cell>
          <table:table-cell table:style-name="ce11" table:formula="of:=1/[.I23]" office:value-type="float" office:value="0.0118110236220472">
            <text:p>0.0118</text:p>
          </table:table-cell>
          <table:table-cell table:style-name="Pitch_2c__20_mm_2c__20_3_20_places" office:value-type="float" office:value="0.3">
            <text:p>0.300</text:p>
          </table:table-cell>
          <table:table-cell table:style-name="ce17" table:formula="of:=SQRT(3)*[.J23]" office:value-type="float" office:value="0.020457293002782">
            <text:p>0.020</text:p>
          </table:table-cell>
          <table:table-cell table:style-name="ce17" table:formula="of:=1.3/[.I23]" office:value-type="float" office:value="0.0153543307086614">
            <text:p>0.015</text:p>
          </table:table-cell>
          <table:table-cell table:number-columns-repeated="1011"/>
        </table:table-row>
        <table:table-row table:style-name="ro1">
          <table:table-cell table:style-name="Size_2c__20_mm" office:value-type="string">
            <text:p>1.25 </text:p>
          </table:table-cell>
          <table:table-cell table:style-name="ce7" table:formula="of:=1/(1.25/25.4)" office:value-type="float" office:value="20.32">
            <text:p>20.32</text:p>
          </table:table-cell>
          <table:table-cell table:style-name="ce11" table:formula="of:=1/[.B24]" office:value-type="float" office:value="0.0492125984251968">
            <text:p>0.0492</text:p>
          </table:table-cell>
          <table:table-cell table:style-name="ce14" office:value-type="float" office:value="1.25">
            <text:p>1.25</text:p>
          </table:table-cell>
          <table:table-cell table:style-name="ce17" table:formula="of:=SQRT(3)*[.C24]" office:value-type="float" office:value="0.085238720844925">
            <text:p>0.085</text:p>
          </table:table-cell>
          <table:table-cell table:style-name="ce17" table:formula="of:=1.3/[.B24]" office:value-type="float" office:value="0.0639763779527559">
            <text:p>0.064</text:p>
          </table:table-cell>
          <table:table-cell table:style-name="ce18"/>
          <table:table-cell table:style-name="Size_2c__20_mm" office:value-type="string">
            <text:p>0.2 </text:p>
          </table:table-cell>
          <table:table-cell table:style-name="ce7" table:formula="of:=1/(0.2/25.4)" office:value-type="float" office:value="127">
            <text:p>127</text:p>
          </table:table-cell>
          <table:table-cell table:style-name="ce11" table:formula="of:=1/[.I24]" office:value-type="float" office:value="0.0078740157480315">
            <text:p>0.0079</text:p>
          </table:table-cell>
          <table:table-cell table:style-name="Pitch_2c__20_mm_2c__20_3_20_places" office:value-type="float" office:value="0.2">
            <text:p>0.200</text:p>
          </table:table-cell>
          <table:table-cell table:style-name="ce17" table:formula="of:=SQRT(3)*[.J24]" office:value-type="float" office:value="0.013638195335188">
            <text:p>0.014</text:p>
          </table:table-cell>
          <table:table-cell table:style-name="ce17" table:formula="of:=1.3/[.I24]" office:value-type="float" office:value="0.0102362204724409">
            <text:p>0.010</text:p>
          </table:table-cell>
          <table:table-cell table:number-columns-repeated="1011"/>
        </table:table-row>
        <table:table-row table:style-name="ro1" table:number-rows-repeated="21">
          <table:table-cell table:style-name="Default" table:number-columns-repeated="7"/>
          <table:table-cell table:number-columns-repeated="1017"/>
        </table:table-row>
        <table:table-row table:style-name="ro3" table:number-rows-repeated="3">
          <table:table-cell/>
          <table:table-cell table:style-name="ce5" table:number-columns-repeated="6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45">
          <table:table-cell/>
          <table:table-cell table:style-name="ce5" table:number-columns-repeated="6"/>
          <table:table-cell table:number-columns-repeated="1017"/>
        </table:table-row>
        <table:table-row table:style-name="ro3" table:number-rows-repeated="654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8:Sheet1.A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">
      <number:number number:decimal-places="3"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5">
      <number:number number:decimal-places="1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7" number:min-integer-digits="1"/>
    </number:number-style>
    <number:number-style style:name="N149">
      <number:number number:decimal-places="8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ze_2c__20_mm" style:display-name="Size, mm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ff" style:font-name="Arial" fo:font-size="10pt" style:font-size-asian="10pt" style:font-size-complex="10pt"/>
    </style:style>
    <style:style style:name="Pitch_2c__20_mm_2c__20_2_20_places" style:display-name="Pitch, mm, 2 places" style:family="table-cell" style:parent-style-name="Default" style:data-style-name="N2">
      <style:table-cell-properties style:text-align-source="fix" style:repeat-content="false" fo:padding-bottom="0.0138in" fo:padding-left="0.0417in" fo:padding-right="0.0138in" fo:padding-top="0.0138in"/>
      <style:paragraph-properties fo:text-align="center" fo:margin-left="0in"/>
      <style:text-properties fo:color="#0000ff" style:font-name="Arial" fo:font-size="10pt" style:font-size-asian="10pt" style:font-size-complex="10pt"/>
    </style:style>
    <style:style style:name="Pitch_2c__20_mm_2c__20_3_20_places" style:display-name="Pitch, mm, 3 places" style:family="table-cell" style:parent-style-name="Pitch_2c__20_mm_2c__20_2_20_places" style:data-style-name="N143">
      <style:table-cell-properties style:text-align-source="fix" style:repeat-content="false" fo:padding-bottom="0.0138in" fo:padding-left="0.0417in" fo:padding-right="0.0138in" fo:padding-top="0.0138in"/>
      <style:paragraph-properties fo:text-align="center" fo:margin-left="0in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1701in" fo:margin-bottom="0.1701in" fo:margin-left="0.3in" fo:margin-right="0.2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11/10/2013</text:date>, <text:time>09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11-10T09:57:14.81</meta:creation-date>
    <dc:language>en-US</dc:language>
    <meta:editing-cycles>1</meta:editing-cycles>
    <meta:editing-duration>PT00H00M00S</meta:editing-duration>
    <meta:document-statistic meta:table-count="1" meta:cell-count="28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style mathvariant="bold">
            <mrow>
              <mstyle mathsize="10pt">
                <mrow>
                  <mrow>
                    <mtext>Vee: </mtext>
                    <mfrac>
                      <msqrt>
                        <mn>3</mn>
                      </msqrt>
                      <mtext>tpi</mtext>
                    </mfrac>
                  </mrow>
                </mrow>
              </mstyle>
            </mrow>
          </mstyle>
        </mtd>
      </mtr>
      <mtr>
        <mtd>
          <mstyle mathvariant="bold">
            <mrow>
              <mstyle mathsize="10pt">
                <mrow>
                  <mrow>
                    <mtext>UN: </mtext>
                    <mfrac>
                      <mrow>
                        <mfrac>
                          <mn>3</mn>
                          <mn>4</mn>
                        </mfrac>
                        <msqrt>
                          <mn>3</mn>
                        </msqrt>
                      </mrow>
                      <mtext>tpi</mtext>
                    </mfrac>
                  </mrow>
                </mrow>
              </mstyle>
            </mrow>
          </mstyle>
        </mtd>
      </mtr>
    </mtable>
    <annotation encoding="StarMath 5.0">bold size 10 {"Vee: " {alignc sqrt{3} over {"tpi"}}} newline
bold size 10 {"UN: " {alignc {{3 over 4} sqrt{3}} over {"tpi"}}}</annotation>
  </semantics>
</math>
</file>